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3.4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 started blogging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 last day galorietta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raduation day (part 1)</text:p>
          </table:table-cell>
          <table:table-cell office:value-type="string" calcext:value-type="string">
            <text:p>http://markhughneri.com/blog/375/the-graduation-day-part-1/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 night with my asa-adu family</text:p>
          </table:table-cell>
          <table:table-cell office:value-type="string" calcext:value-type="string">
            <text:p>http://markhughneri.com/blog/124/the-night-with-my-asa-adu-family/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 know what i did last friday</text:p>
          </table:table-cell>
          <table:table-cell office:value-type="string" calcext:value-type="string">
            <text:p>http://markhughneri.com/blog/377/i-know-what-i-did-last-friday/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esteng summer to pero maganda</text:p>
          </table:table-cell>
          <table:table-cell office:value-type="string" calcext:value-type="string">
            <text:p>http://markhughneri.com/blog/378/pesteng-summer-to-pero-maganda-translation-i-hate-this-beautiful-summer/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une.2009 – angels and demons and chacha</text:p>
          </table:table-cell>
          <table:table-cell office:value-type="string" calcext:value-type="string">
            <text:p>http://markhughneri.com/blog/379/june-2009-angels-and-demons-and-chacha/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ts been a year since she told me something i don't wanna...</text:p>
          </table:table-cell>
          <table:table-cell office:value-type="string" calcext:value-type="string">
            <text:p>http://markhughneri.com/blog/380/its-been-a-year-since-she-told-me-something-i-dont-wanna-hear-again-for-the-rest-of-my-life/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hat's the point?</text:p>
          </table:table-cell>
          <table:table-cell office:value-type="string" calcext:value-type="string">
            <text:p>http://markhughneri.com/blog/381/whats-the-point/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s Sagittarius Left Leo</text:p>
          </table:table-cell>
          <table:table-cell office:value-type="string" calcext:value-type="string">
            <text:p>http://markhughneri.com/blog/382/as-sagittarius-left-leo/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en Years</text:p>
          </table:table-cell>
          <table:table-cell office:value-type="string" calcext:value-type="string">
            <text:p>http://markhughneri.com/blog/156/ten-years/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tang Bulalakaw</text:p>
          </table:table-cell>
          <table:table-cell office:value-type="string" calcext:value-type="string">
            <text:p>http://markhughneri.com/blog/383/matang-bulalakaw/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orateam Loves Touch</text:p>
          </table:table-cell>
          <table:table-cell office:value-type="string" calcext:value-type="string">
            <text:p>http://markhughneri.com/blog/385/borateam-loves-touch/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Watch me watch me</text:p>
          </table:table-cell>
          <table:table-cell office:value-type="string" calcext:value-type="string">
            <text:p>http://markhughneri.com/blog/386/watch-me-watch-me/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e wants she wants nobody</text:p>
          </table:table-cell>
          <table:table-cell office:value-type="string" calcext:value-type="string">
            <text:p>http://markhughneri.com/blog/387/he-wants-she-wants-nobody/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erry xmas etc</text:p>
          </table:table-cell>
          <table:table-cell office:value-type="string" calcext:value-type="string">
            <text:p>http://markhughneri.com/blog/388/merry-xmas-and-etc/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ey i started to use tumblr</text:p>
          </table:table-cell>
          <table:table-cell office:value-type="string" calcext:value-type="string">
            <text:p>http://markhughneri.com/blog/389/hey-i-started-to-use-tumblr/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ree days before 2010</text:p>
          </table:table-cell>
          <table:table-cell office:value-type="string" calcext:value-type="string">
            <text:p>http://markhughneri.com/blog/390/three-days-before-2010/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 night before the day after</text:p>
          </table:table-cell>
          <table:table-cell office:value-type="string" calcext:value-type="string">
            <text:p>http://markhughneri.com/blog/391/the-night-before-the-day-after/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ts my first step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ups downs first of june twenty o ten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ndependance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i really miss baguio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l good now. Last wekk...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4<text:span text:style-name="T1">th</text:span> weak of june 201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ike two!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ust a thought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july comes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i was emotional. Am i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op words of the day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rofessional plans a draft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ooks i read as of the moment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orn for no one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3 ps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its quite ironic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ike an instructor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he talked, i listened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i am 22. happy bday to me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tisfaction is not my stuff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10 before 201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offee and lucky me supreme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risha's bday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22 and 4 on the 28<text:span text:style-name="T1">th</text:span> of 3<text:span text:style-name="T1">rd</text:span> of 201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enewing my dreams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eh pinoy!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FX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inakbet at websites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itong goals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agbablog para sa tanga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okia e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ape kape din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e've got it all for you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reakfast in table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OA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M City Sucat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a-terrrr ng nasa NZ shift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ang BPI installment madness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hank you bpi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.5 years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Dairy Queen blizzard butterfinger and kitkat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ending na pending na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inute maid pulpy mango orange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ow to order a yellow cab pizza online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ponge bob choco milk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nescafe chocollate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erenitea milk tea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cdonalds cheese burger and fries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omx.ph at bluehost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ongcha phils opens ...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ling josie buko express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kentucky fried chicken ala-king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hicken mcdo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ice in a box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ong cha still the best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howking chao fan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ama's pata tim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escafe mocha in can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oto king special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hatime sm manila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north park yang chow and chicken pops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kettle korn cheese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pao pao milk tea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kfc cheese on top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to na july na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hong kong style noodles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kenny rogers roasted chicken solo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ew book – making money from home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ao pao strawbery fruit juice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hicken bon chon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cdo ice cold premium roast coffee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inangag express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ongcha milk tea with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unkist iced tea apple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 veneto pizzeria ristorante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daddy dave mckienly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oby chocolate drink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read pan butter toast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uko farm choco manga shake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reeks shawarma rice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howking orange chicken lauriat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ong cha glorietta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bx rice in a box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dunkin donots munchkins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ood luck cake from HP WPS APJ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hooks to go metro point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3 points in 201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rbonara platter mojos n dip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omfort food indoors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starting on 24<text:span text:style-name="T1">th</text:span>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tarting another chapter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July 2012 montshary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hainanese delights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1<text:span text:style-name="T1">st</text:span> week of august 2012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2<text:span text:style-name="T1">nd</text:span> week of august 201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lassic savory sm megamall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happy lemon sm megamalll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3<text:span text:style-name="T1">rd</text:span> week of august 2012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4<text:span text:style-name="T1">th</text:span> week of august 2012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1<text:span text:style-name="T1">st</text:span> week of sep 201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lugaw with egg lugaw republic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original bibingka at bibingkinitan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otato corner french fries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izzling plate's sizzling sisig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ropical hut chicken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2<text:span text:style-name="T1">nd</text:span> week of sep 2012</text:p>
          </table:table-cell>
          <table:table-cell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3<text:span text:style-name="T1">rd</text:span> and4<text:span text:style-name="T1">th</text:span> week of sep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1<text:span text:style-name="T1">st</text:span> wk of oct 201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ice berg's chicken cordon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kipps chicken at sm emgamall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hare tea milk tea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hello november 201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eef wanton 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world chicken at glo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bye long hair. Bye twilight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ango-ong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dobo connection – mama's sweet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celebrating 2<text:span text:style-name="T1">nd</text:span> anniv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ax's restaurant – chicken lumpia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2<text:span text:style-name="T1">nd</text:span> wk dec 201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erry xmas 201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appy new year 201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we will miss you lola casion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how to update wp mango to 7.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 short trip to numancia aklan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i created sisig bytes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one tough week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efore i sleep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i received an eail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dub dub dub mania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ew months new project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how to create a hosted wordpress blog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ideas overlow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minor change of plans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wishing for great week ahead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appy bday trisha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it takes a man and a woman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what plugins to install on your wordpress blog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how to create a self hosted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nother personal blog renovation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amily summer outing 201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hapter change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hoosing your wordpress theme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 visit to petronas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where to begin learning .net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rl's jr at midvalley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t johns cathedral at KL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hapterchange initialize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14 points in 201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food for first week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asp.net mvc validation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windows phone dev account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vs 2010 sp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bg worker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blogs every pggmr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onnecting to sql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ebuglog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validate a year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developer rock star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hurch of our lady of fatima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no more five more monites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lose all but this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longlistselector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easons why dev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nd now i a backing up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ms update galore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how me your windows 8.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sp.net mvc 4 video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ebuglog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vs 201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workingwith git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a simple threading example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new way of showing tuts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imple ado.net (preparation)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impe ado (create ) 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impe ado (create ) 2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impe ado (create ) 3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impe ado (create ) 4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imple .net (read) 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imple .net (read) 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imple .net (update) 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imple .net (update) 2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imple .net (update) 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imple .net (delete) 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imple .net (delete) 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upcoming new blog layout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hrismas and new year 2014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how to use ef sqlite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DI with ninject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workaround url binding failure IIS express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ertifications not yet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00/00/0000</text:date>, <text:time style:data-style-name="N2" text:time-value="0000-00-00T00:00:02.057586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48S</meta:editing-duration>
    <meta:editing-cycles>7</meta:editing-cycles>
    <meta:generator>LibreOffice/4.1.2.3$Windows_x86 LibreOffice_project/40b2d7fde7e8d2d7bc5a449dc65df4d08a7dd38</meta:generator>
    <dc:date>2014-05-18T14:31:15.544000000</dc:date>
    <meta:document-statistic meta:table-count="3" meta:cell-count="543" meta:object-count="0"/>
    <meta:user-defined meta:name="Info 1"/>
    <meta:user-defined meta:name="Info 2"/>
    <meta:user-defined meta:name="Info 3"/>
    <meta:user-defined meta:name="Info 4"/>
  </office:meta>
</office:document-meta>
</file>